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1019" table:default-cell-style-name="Default"/>
        <table:table-row table:style-name="ro2">
          <table:table-cell table:style-name="ce1"/>
          <table:table-cell table:style-name="ce1" office:value-type="string">
            <text:p>Vs</text:p>
          </table:table-cell>
          <table:table-cell table:style-name="ce1" office:value-type="string">
            <text:p>Vt</text:p>
          </table:table-cell>
          <table:table-cell table:style-name="ce1" office:value-type="string">
            <text:p>ADC</text:p>
          </table:table-cell>
          <table:table-cell table:style-name="ce1"/>
          <table:table-cell table:style-name="ce1">
            <draw:frame table:end-cell-address="Sheet1.M21" table:end-x="0.194cm" table:end-y="0.367cm" draw:z-index="1" draw:style-name="gr1" draw:text-style-name="P1" svg:width="15.999cm" svg:height="8.98cm" svg:x="0.002cm" svg:y="0.419cm">
              <draw:object draw:notify-on-update-of-ranges="Sheet1.B1:Sheet1.B16 Sheet1.B1:Sheet1.B1 Sheet1.C1:Sheet1.C1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6"/>
          <table:table-cell table:style-name="ce1">
            <draw:frame table:end-cell-address="Sheet1.T21" table:end-x="1.059cm" table:end-y="0.194cm" draw:z-index="0" draw:style-name="gr1" draw:text-style-name="P1" svg:width="16.234cm" svg:height="8.78cm" svg:x="0.632cm" svg:y="0.446cm">
              <draw:object draw:notify-on-update-of-ranges="Sheet1.B1:Sheet1.B16 Sheet1.D1:Sheet1.D1 Sheet1.D1:Sheet1.D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011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.276">
            <text:p>0.276</text:p>
          </table:table-cell>
          <table:table-cell office:value-type="float" office:value="86">
            <text:p>86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.554">
            <text:p>0.554</text:p>
          </table:table-cell>
          <table:table-cell office:value-type="float" office:value="173">
            <text:p>173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0.832">
            <text:p>0.832</text:p>
          </table:table-cell>
          <table:table-cell office:value-type="float" office:value="260">
            <text:p>260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.108">
            <text:p>1.108</text:p>
          </table:table-cell>
          <table:table-cell office:value-type="float" office:value="346">
            <text:p>346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.386">
            <text:p>1.386</text:p>
          </table:table-cell>
          <table:table-cell office:value-type="float" office:value="433">
            <text:p>433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.578">
            <text:p>1.578</text:p>
          </table:table-cell>
          <table:table-cell office:value-type="float" office:value="519">
            <text:p>519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.945">
            <text:p>1.945</text:p>
          </table:table-cell>
          <table:table-cell office:value-type="float" office:value="607">
            <text:p>607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.222">
            <text:p>2.222</text:p>
          </table:table-cell>
          <table:table-cell office:value-type="float" office:value="693">
            <text:p>693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.502">
            <text:p>2.502</text:p>
          </table:table-cell>
          <table:table-cell office:value-type="float" office:value="781">
            <text:p>781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.779">
            <text:p>2.779</text:p>
          </table:table-cell>
          <table:table-cell office:value-type="float" office:value="867">
            <text:p>867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3.056">
            <text:p>3.056</text:p>
          </table:table-cell>
          <table:table-cell office:value-type="float" office:value="954">
            <text:p>954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3.335">
            <text:p>3.335</text:p>
          </table:table-cell>
          <table:table-cell office:value-type="float" office:value="1023">
            <text:p>1023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3.612">
            <text:p>3.612</text:p>
          </table:table-cell>
          <table:table-cell office:value-type="float" office:value="1023">
            <text:p>1023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3.892">
            <text:p>3.892</text:p>
          </table:table-cell>
          <table:table-cell office:value-type="float" office:value="1023">
            <text:p>1023</text:p>
          </table:table-cell>
          <table:table-cell table:style-name="Default"/>
          <table:table-cell table:number-columns-repeated="1019"/>
        </table:table-row>
        <table:table-row table:style-name="ro2" table:number-rows-repeated="7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number-columns-repeated="3"/>
          <table:table-cell table:formula="of:=[.$C$14] / [.$D$14]" office:value-type="float" office:value="0.00326001955034213">
            <text:p>0.0032600196</text:p>
          </table:table-cell>
          <table:table-cell table:style-name="Default" table:formula="of:=[.$B$14]/[.$D$14]" office:value-type="float" office:value="0.0117302052785924">
            <text:p>0.011730205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office:value-type="string">
            <text:p>Conversion Factor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" office:value-type="string">
            <text:p>ADC</text:p>
          </table:table-cell>
          <table:table-cell table:style-name="ce1" office:value-type="string">
            <text:p>Vs</text:p>
          </table:table-cell>
          <table:table-cell table:number-columns-repeated="2"/>
          <table:table-cell office:value-type="float" office:value="817">
            <text:p>817</text:p>
          </table:table-cell>
          <table:table-cell office:value-type="float" office:value="12.5">
            <text:p>12.5</text:p>
          </table:table-cell>
          <table:table-cell table:formula="of:=[.I26]/[.H26]" office:value-type="float" office:value="0.0152998776009792">
            <text:p>0.0152998776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 table:formula="of:=[.D27]*[.$E$24]" office:value-type="float" office:value="0">
            <text:p>0.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84">
            <text:p>84</text:p>
          </table:table-cell>
          <table:table-cell table:formula="of:=[.D28]*[.$E$24]" office:value-type="float" office:value="0.98533724340176">
            <text:p>1.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168">
            <text:p>168</text:p>
          </table:table-cell>
          <table:table-cell table:formula="of:=[.D29]*[.$E$24]" office:value-type="float" office:value="1.97067448680352">
            <text:p>2.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252">
            <text:p>252</text:p>
          </table:table-cell>
          <table:table-cell table:formula="of:=[.D30]*[.$E$24]" office:value-type="float" office:value="2.95601173020528">
            <text:p>3.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336">
            <text:p>336</text:p>
          </table:table-cell>
          <table:table-cell table:formula="of:=[.D31]*[.$E$24]" office:value-type="float" office:value="3.94134897360704">
            <text:p>3.9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420">
            <text:p>420</text:p>
          </table:table-cell>
          <table:table-cell table:formula="of:=[.D32]*[.$E$24]" office:value-type="float" office:value="4.9266862170088">
            <text:p>4.9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504">
            <text:p>504</text:p>
          </table:table-cell>
          <table:table-cell table:formula="of:=[.D33]*[.$E$24]" office:value-type="float" office:value="5.91202346041056">
            <text:p>5.9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588">
            <text:p>588</text:p>
          </table:table-cell>
          <table:table-cell table:formula="of:=[.D34]*[.$E$24]" office:value-type="float" office:value="6.89736070381232">
            <text:p>6.9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672">
            <text:p>672</text:p>
          </table:table-cell>
          <table:table-cell table:formula="of:=[.D35]*[.$E$24]" office:value-type="float" office:value="7.88269794721408">
            <text:p>7.9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756">
            <text:p>756</text:p>
          </table:table-cell>
          <table:table-cell table:formula="of:=[.D36]*[.$E$24]" office:value-type="float" office:value="8.86803519061584">
            <text:p>8.9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840">
            <text:p>840</text:p>
          </table:table-cell>
          <table:table-cell table:formula="of:=[.D37]*[.$E$24]" office:value-type="float" office:value="9.8533724340176">
            <text:p>9.9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924">
            <text:p>924</text:p>
          </table:table-cell>
          <table:table-cell table:formula="of:=[.D38]*[.$E$24]" office:value-type="float" office:value="10.8387096774194">
            <text:p>10.8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1008">
            <text:p>1008</text:p>
          </table:table-cell>
          <table:table-cell table:formula="of:=[.D39]*[.$E$24]" office:value-type="float" office:value="11.8240469208211">
            <text:p>11.8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1092">
            <text:p>1092</text:p>
          </table:table-cell>
          <table:table-cell table:formula="of:=[.D40]*[.$E$24]" office:value-type="float" office:value="12.8093841642229">
            <text:p>12.8</text:p>
          </table:table-cell>
          <table:table-cell table:number-columns-repeated="1019"/>
        </table:table-row>
        <table:table-row table:style-name="ro2" table:number-rows-repeated="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21/05/2018</text:date>, <text:time>12:3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17-08-13T14:37:35.01</meta:creation-date>
    <dc:date>2018-05-21T12:32:49.52</dc:date>
    <dc:creator>Steve Mayze</dc:creator>
    <meta:editing-duration>PT1H38M4S</meta:editing-duration>
    <meta:editing-cycles>4</meta:editing-cycles>
    <meta:generator>OpenOffice/4.1.3$Win32 OpenOffice.org_project/413m1$Build-9783</meta:generator>
    <meta:document-statistic meta:table-count="3" meta:cell-count="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235cm" svg:height="8.8cm" xlink:href=".." xlink:type="simple" chart:class="chart:line" chart:style-name="ch1">
        <chart:title svg:x="6.949cm" svg:y="0.312cm" chart:style-name="ch2">
          <text:p>Conversion</text:p>
        </chart:title>
        <chart:legend chart:legend-position="end" svg:x="14.177cm" svg:y="4.088cm" style:legend-expansion="high" chart:style-name="ch3"/>
        <chart:plot-area chart:style-name="ch4" table:cell-range-address="Sheet1.B1:Sheet1.B16 Sheet1.D1:Sheet1.D16" chart:data-source-has-labels="both" svg:x="0.774cm" svg:y="1.619cm" svg:width="12.755cm" svg:height="6.585cm">
          <chartooo:coordinate-region svg:x="1.766cm" svg:y="1.831cm" svg:width="11.577cm" svg:height="5.7cm"/>
          <chart:axis chart:dimension="x" chart:name="primary-x" chart:style-name="ch5" chartooo:axis-type="auto">
            <chartooo:date-scale/>
            <chart:categories table:cell-range-address="Sheet1.B1:Sheet1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16" chart:label-cell-address="Sheet1.D1:Sheet1.D1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s</text:p>
                <draw:g>
                  <svg:desc>Sheet1.B1:Sheet1.B16</svg:desc>
                </draw:g>
              </table:table-cell>
              <table:table-cell office:value-type="float" office:value="NaN">
                <text:p>NaN</text:p>
                <draw:g>
                  <svg:desc>Sheet1.D1:Sheet1.D1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023">
                <text:p>1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39cm" svg:y="0.316cm" chart:style-name="ch2">
          <text:p>Test Voltage</text:p>
        </chart:title>
        <chart:legend chart:legend-position="end" svg:x="14.233cm" svg:y="4.188cm" style:legend-expansion="high" chart:style-name="ch3"/>
        <chart:plot-area chart:style-name="ch4" table:cell-range-address="Sheet1.B1:Sheet1.C16" chart:data-source-has-labels="both" svg:x="0.77cm" svg:y="1.635cm" svg:width="12.823cm" svg:height="6.765cm">
          <chartooo:coordinate-region svg:x="1.497cm" svg:y="1.847cm" svg:width="11.909cm" svg:height="5.88cm"/>
          <chart:axis chart:dimension="x" chart:name="primary-x" chart:style-name="ch5" chartooo:axis-type="auto">
            <chartooo:date-scale/>
            <chart:categories table:cell-range-address="Sheet1.B1:Sheet1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16" chart:label-cell-address="Sheet1.B1:Sheet1.B1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s</text:p>
                <draw:g>
                  <svg:desc>Sheet1.B1:Sheet1.B16</svg:desc>
                </draw:g>
              </table:table-cell>
              <table:table-cell office:value-type="float" office:value="NaN">
                <text:p>NaN</text:p>
                <draw:g>
                  <svg:desc>Sheet1.C1:Sheet1.C1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386">
                <text:p>1.3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578">
                <text:p>1.5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45">
                <text:p>1.9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502">
                <text:p>2.5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79">
                <text:p>2.77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.056">
                <text:p>3.05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335">
                <text:p>3.33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.612">
                <text:p>3.61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.892">
                <text:p>3.8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